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66cc" style:font-name="Arial" fo:font-size="18pt" fo:language="es" fo:country="ES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ocumento es un puesto el blog de mis vacaciones de Miércoles, diecisiete de septiembrev de dos mil catorce de Dieg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2T11:21:39.60</meta:creation-date>
    <meta:document-statistic meta:table-count="0" meta:image-count="0" meta:object-count="0" meta:page-count="1" meta:paragraph-count="1" meta:word-count="21" meta:character-count="119"/>
    <dc:date>2020-12-02T11:37:02.42</dc:date>
    <meta:editing-duration>PT15M23S</meta:editing-duration>
    <meta:editing-cycles>1</meta:editing-cycles>
    <meta:generator>OpenOffice/4.1.7$Win32 OpenOffice.org_project/417m1$Build-9800</meta:generator>
  </office:meta>
</office:document-meta>
</file>